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fo:border="solid #000000"/>
    </style:style>
    <style:style style:name="gr4" style:family="graphic" style:parent-style-name="standard">
      <style:graphic-properties fo:border="none"/>
    </style:style>
    <style:style style:name="co1" style:family="table-column">
      <style:table-column-properties style:column-width="6.91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6.978cm" style:use-optimal-column-width="false"/>
    </style:style>
    <style:style style:name="co4" style:family="table-column">
      <style:table-column-properties style:column-width="2.268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897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fo:font-size="9pt" fo:font-weight="bold" style:font-size-asian="24pt" style:font-size-complex="24pt"/>
    </style:style>
    <style:style style:name="ce2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fo:font-weight="bold" style:font-size-asian="24pt" style:font-size-complex="24pt"/>
    </style:style>
    <style:style style:name="ce3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ce5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9pt" fo:font-weight="bold" style:font-size-asian="24pt" style:font-size-complex="24pt"/>
    </style:style>
    <style:style style:name="ce6" style:family="table-cell">
      <loext:graphic-properties draw:textarea-vertical-align="middle"/>
      <style:paragraph-properties fo:text-align="center" fo:border="0.03pt solid #ffffff"/>
      <style:text-properties fo:font-size="9pt" fo:font-weight="bold" style:font-size-asian="24pt" style:font-size-complex="24pt"/>
    </style:style>
    <style:style style:name="ce7" style:family="table-cell">
      <loext:graphic-properties draw:textarea-vertical-align="middle"/>
      <style:paragraph-properties fo:text-align="center" fo:border="0.03pt solid #ffffff"/>
      <style:text-properties fo:font-size="9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Segoe UI Black'" style:font-style-name="Regular" style:font-family-generic="swiss" fo:font-size="15pt" fo:font-weight="900"/>
    </style:style>
    <style:style style:name="P3" style:family="paragraph">
      <style:paragraph-properties fo:text-align="start"/>
      <style:text-properties fo:font-family="'Segoe UI'" style:font-style-name="Regular" style:font-family-generic="swiss" fo:font-weight="normal"/>
    </style:style>
    <style:style style:name="P4" style:family="paragraph">
      <loext:graphic-properties draw:fill="none"/>
      <style:paragraph-properties fo:text-align="center"/>
      <style:text-properties fo:font-size="8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  <style:text-properties fo:font-family="'Segoe UI'" style:font-style-name="Regular" style:font-family-generic="swiss" fo:font-size="10pt" fo:font-weight="bold"/>
    </style:style>
    <style:style style:name="P7" style:family="paragraph">
      <style:paragraph-properties fo:text-align="center">
        <style:tab-stops/>
      </style:paragraph-properties>
      <style:text-properties fo:color="#000000" loext:opacity="100%" fo:font-size="9pt" fo:font-weight="bold" style:font-size-asian="24pt" style:font-size-complex="24pt"/>
    </style:style>
    <style:style style:name="P8" style:family="paragraph">
      <style:paragraph-properties fo:text-align="center">
        <style:tab-stops/>
      </style:paragraph-properties>
      <style:text-properties fo:font-size="9pt" fo:font-weight="bold" style:font-size-asian="24pt" style:font-size-complex="24pt"/>
    </style:style>
    <style:style style:name="P9" style:family="paragraph">
      <style:paragraph-properties fo:text-align="center">
        <style:tab-stops/>
      </style:paragraph-properties>
      <style:text-properties fo:font-size="9pt" style:font-size-asian="24pt" style:font-size-complex="24pt"/>
    </style:style>
    <style:style style:name="P10" style:family="paragraph">
      <style:paragraph-properties fo:text-align="center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P11" style:family="paragraph">
      <style:paragraph-properties fo:text-align="center">
        <style:tab-stops/>
      </style:paragraph-properties>
      <style:text-properties fo:color="#000000" loext:opacity="100%" style:text-outline="false" fo:font-size="9pt" fo:font-weight="bold" style:font-size-asian="24pt" style:font-size-complex="24pt"/>
    </style:style>
    <style:style style:name="P12" style:family="paragraph">
      <style:paragraph-properties fo:text-align="center"/>
      <style:text-properties fo:font-size="9pt" fo:font-weight="bold" style:font-size-asian="24pt" style:font-size-complex="24pt"/>
    </style:style>
    <style:style style:name="P1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text-outline="false" fo:font-size="8pt" fo:font-weight="bold" style:font-size-asian="24pt" style:font-size-complex="24pt"/>
    </style:style>
    <style:style style:name="T2" style:family="text">
      <style:text-properties fo:color="#000000" loext:opacity="100%" fo:font-size="12pt" fo:font-weight="bold" style:font-size-asian="24pt" style:font-size-complex="24pt"/>
    </style:style>
    <style:style style:name="T3" style:family="text">
      <style:text-properties fo:color="#000000" loext:opacity="100%" style:text-outline="false" fo:font-size="8pt" fo:font-weight="bold" style:font-size-asian="9pt" style:font-size-complex="9pt"/>
    </style:style>
    <style:style style:name="T4" style:family="text">
      <style:text-properties fo:font-size="12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fixed-text form:name="stateheader" form:control-implementation="ooo:com.sun.star.form.component.FixedText" xml:id="control1" form:id="control1" form:label="STATE OF CALIFORNIA DEPARTMENT OF TRANSPORTATION"/>
            <form:fixed-text form:name="reportheader" form:control-implementation="ooo:com.sun.star.form.component.FixedText" xml:id="control2" form:id="control2" form:label="PROJECT CONSTRUCTION STORMWATER REVIEW REPORT"/>
            <form:fixed-text form:name="Label Field 1" form:control-implementation="ooo:com.sun.star.form.component.FixedText" xml:id="control3" form:id="control3" form:label="ENV-WQP-0003 (Revised 10/2015)"/>
            <form:textarea form:name="projectdescriptiontextbox" form:control-implementation="ooo:com.sun.star.form.component.TextField" xml:id="control4" form:id="control4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descriptionlabel" form:control-implementation="ooo:com.sun.star.form.component.FixedText" xml:id="control5" form:id="control5" form:label="Project Description"/>
            <form:textarea form:name="contractnumbertextbox" form:control-implementation="ooo:com.sun.star.form.component.TextField" xml:id="control6" form:id="control6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tractnumberlabel" form:control-implementation="ooo:com.sun.star.form.component.FixedText" xml:id="control7" form:id="control7" form:label="Contract Number/CO/RTE/PM"/>
            <form:textarea form:name="wdidnumbertextbox" form:control-implementation="ooo:com.sun.star.form.component.TextField" xml:id="control8" form:id="control8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didnumberlabel" form:control-implementation="ooo:com.sun.star.form.component.FixedText" xml:id="control9" form:id="control9" form:label="WDID Number"/>
            <form:textarea form:name="projectnametextbox" form:control-implementation="ooo:com.sun.star.form.component.TextField" xml:id="control10" form:id="control10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istricttextbox" form:control-implementation="ooo:com.sun.star.form.component.TextField" xml:id="control11" form:id="control11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namelabel" form:control-implementation="ooo:com.sun.star.form.component.FixedText" xml:id="control12" form:id="control12" form:label="Project Name"/>
            <form:fixed-text form:name="districtlabel" form:control-implementation="ooo:com.sun.star.form.component.FixedText" xml:id="control13" form:id="control13" form:label="District"/>
            <form:fixed-text form:name="reviewreportlabel" form:control-implementation="ooo:com.sun.star.form.component.FixedText" xml:id="control14" form:id="control14" form:label="Review Report Summary"/>
            <form:textarea form:name="iqareviewertextbox" form:control-implementation="ooo:com.sun.star.form.component.TextField" xml:id="control15" form:id="control15" form:tab-index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datetextbox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iqareviewerlabel" form:control-implementation="ooo:com.sun.star.form.component.FixedText" xml:id="control17" form:id="control17" form:label="IQA Reviewer"/>
            <form:fixed-text form:name="reviewdatelabel" form:control-implementation="ooo:com.sun.star.form.component.FixedText" xml:id="control18" form:id="control18" form:label="Review Date"/>
            <form:fixed-text form:name="keypersonnellabel" form:control-implementation="ooo:com.sun.star.form.component.FixedText" xml:id="control19" form:id="control19" form:label="Key Personnel"/>
            <form:textarea form:name="residentengineertextbox" form:control-implementation="ooo:com.sun.star.form.component.TextField" xml:id="control20" form:id="control20" form:tab-index="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phonenumbertextbox" form:control-implementation="ooo:com.sun.star.form.component.TextField" xml:id="control21" form:id="control21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participantstextbox" form:control-implementation="ooo:com.sun.star.form.component.TextField" xml:id="control22" form:id="control22" form:tab-index="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sidentengineerlabel" form:control-implementation="ooo:com.sun.star.form.component.FixedText" xml:id="control23" form:id="control23" form:label="Resident Engineer (RE)"/>
            <form:fixed-text form:name="Label Field 2" form:control-implementation="ooo:com.sun.star.form.component.FixedText" xml:id="control24" form:id="control24" form:label="RE Phone Number"/>
            <form:fixed-text form:name="reviewparticipantslabel" form:control-implementation="ooo:com.sun.star.form.component.FixedText" xml:id="control25" form:id="control25" form:label="Review Participants"/>
            <form:textarea form:name="constructioncompanytextbox" form:control-implementation="ooo:com.sun.star.form.component.TextField" xml:id="control26" form:id="control26" form:tab-index="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wpcmtextbox" form:control-implementation="ooo:com.sun.star.form.component.TextField" xml:id="control27" form:id="control27" form:tab-index="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structioncompany" form:control-implementation="ooo:com.sun.star.form.component.FixedText" xml:id="control28" form:id="control28" form:label="Construction Company"/>
            <form:fixed-text form:name="wpcmlabel" form:control-implementation="ooo:com.sun.star.form.component.FixedText" xml:id="control29" form:id="control29" form:label="Water Pollution Control Manager (WPCM)"/>
            <form:fixed-text form:name="siteconditionslabel" form:control-implementation="ooo:com.sun.star.form.component.FixedText" xml:id="control30" form:id="control30" form:label="Site Conditions"/>
            <form:textarea form:name="weatherconditionstextbox" form:control-implementation="ooo:com.sun.star.form.component.TextField" xml:id="control31" form:id="control31" form:tab-index="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jectriskleveltextbox" form:control-implementation="ooo:com.sun.star.form.component.TextField" xml:id="control32" form:id="control32" form:tab-index="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eatherconditionslabel" form:control-implementation="ooo:com.sun.star.form.component.FixedText" xml:id="control33" form:id="control33" form:label="Weather Conditions"/>
            <form:fixed-text form:name="projectrisklevellabel" form:control-implementation="ooo:com.sun.star.form.component.FixedText" xml:id="control34" form:id="control34" form:label="Project Risk Level / Tahoe CGP"/>
            <form:textarea form:name="receivingwaterbodytextbox" form:control-implementation="ooo:com.sun.star.form.component.TextField" xml:id="control35" form:id="control35" form:tab-index="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ercentcompletebytimetextbox" form:control-implementation="ooo:com.sun.star.form.component.TextField" xml:id="control36" form:id="control36" form:tab-index="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otaldsatextbox" form:control-implementation="ooo:com.sun.star.form.component.TextField" xml:id="control37" form:id="control37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ceivingwaterbodylabel" form:control-implementation="ooo:com.sun.star.form.component.FixedText" xml:id="control38" form:id="control38" form:label="Receiving Water Body(S)"/>
            <form:fixed-text form:name="percentcompletebytimelabel" form:control-implementation="ooo:com.sun.star.form.component.FixedText" xml:id="control39" form:id="control39" form:label="Percent Complete By Time"/>
            <form:fixed-text form:name="totaldsalabel" form:control-implementation="ooo:com.sun.star.form.component.FixedText" xml:id="control40" form:id="control40" form:label="Total Disturbed Soil Area (DSA) (Acres)"/>
            <form:textarea form:name="activedsatextbox" form:control-implementation="ooo:com.sun.star.form.component.TextField" xml:id="control41" form:id="control41" form:tab-index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activedsatextbox" form:control-implementation="ooo:com.sun.star.form.component.TextField" xml:id="control42" form:id="control42" form:tab-index="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activedsalabel" form:control-implementation="ooo:com.sun.star.form.component.FixedText" xml:id="control43" form:id="control43" form:label="Active DSA (Acres)"/>
            <form:fixed-text form:name="inactivedsalabel" form:control-implementation="ooo:com.sun.star.form.component.FixedText" xml:id="control44" form:id="control44" form:label="Inactive DSA (Acres)"/>
            <form:fixed-text form:name="regulatorystatuslabel" form:control-implementation="ooo:com.sun.star.form.component.FixedText" xml:id="control45" form:id="control45" form:label="Regulatory Status"/>
            <form:textarea form:name="swppptextbox" form:control-implementation="ooo:com.sun.star.form.component.TextField" xml:id="control46" form:id="control46" form:tab-index="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swppplabel" form:control-implementation="ooo:com.sun.star.form.component.FixedText" xml:id="control47" form:id="control47" form:label="SWPPP or WPCP"/>
            <form:textarea form:name="rwqcbtextbox" form:control-implementation="ooo:com.sun.star.form.component.TextField" xml:id="control48" form:id="control48" form:tab-index="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wqcblabel" form:control-implementation="ooo:com.sun.star.form.component.FixedText" xml:id="control49" form:id="control49" form:label="RWQCB(S)"/>
            <form:textarea form:name="placstextbox" form:control-implementation="ooo:com.sun.star.form.component.TextField" xml:id="control50" form:id="control50" form:tab-index="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lacslabel" form:control-implementation="ooo:com.sun.star.form.component.FixedText" xml:id="control51" form:id="control51" form:label="PLACS (Permits, Licenses, Agreements, Certifications) Specifying Temporary BMP Requirements"/>
            <form:text form:name="find8" form:control-implementation="ooo:com.sun.star.form.component.TextField" xml:id="control52" form:id="control52" form:tab-index="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9" form:control-implementation="ooo:com.sun.star.form.component.TextField" xml:id="control53" form:id="control53" form:tab-index="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0" form:control-implementation="ooo:com.sun.star.form.component.TextField" xml:id="control54" form:id="control54" form:tab-index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1" form:control-implementation="ooo:com.sun.star.form.component.TextField" xml:id="control55" form:id="control55" form:tab-index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2" form:control-implementation="ooo:com.sun.star.form.component.TextField" xml:id="control56" form:id="control56" form:tab-index="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3" form:control-implementation="ooo:com.sun.star.form.component.TextField" xml:id="control57" form:id="control57" form:tab-index="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" form:control-implementation="ooo:com.sun.star.form.component.TextField" xml:id="control58" form:id="control58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2" form:control-implementation="ooo:com.sun.star.form.component.TextField" xml:id="control59" form:id="control59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3" form:control-implementation="ooo:com.sun.star.form.component.TextField" xml:id="control60" form:id="control60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4" form:control-implementation="ooo:com.sun.star.form.component.TextField" xml:id="control61" form:id="control61" form:tab-index="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5" form:control-implementation="ooo:com.sun.star.form.component.TextField" xml:id="control62" form:id="control62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6" form:control-implementation="ooo:com.sun.star.form.component.TextField" xml:id="control63" form:id="control63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7" form:control-implementation="ooo:com.sun.star.form.component.TextField" xml:id="control64" form:id="control64" form:tab-index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4" form:control-implementation="ooo:com.sun.star.form.component.TextField" xml:id="control65" form:id="control65" form:tab-index="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9.525cm" svg:height="1.588cm" svg:x="1.318cm" svg:y="0.682cm" draw:control="control1"/>
        <draw:control draw:style-name="gr1" draw:text-style-name="P2" draw:layer="controls" svg:width="15.875cm" svg:height="1.27cm" svg:x="1.318cm" svg:y="1.317cm" draw:control="control2"/>
        <draw:control draw:style-name="gr1" draw:text-style-name="P1" draw:layer="controls" svg:width="5.08cm" svg:height="0.318cm" svg:x="1.318cm" svg:y="2.27cm" draw:control="control3"/>
        <draw:control draw:style-name="gr1" draw:text-style-name="P3" draw:layer="controls" svg:width="2.857cm" svg:height="0.448cm" svg:x="1.27cm" svg:y="2.97cm" draw:control="control5"/>
        <draw:line draw:style-name="gr2" draw:text-style-name="P4" draw:layer="layout" svg:x1="1.27cm" svg:y1="2.857cm" svg:x2="20.32cm" svg:y2="2.857cm">
          <text:p/>
        </draw:line>
        <draw:control draw:style-name="gr1" draw:text-style-name="P3" draw:layer="controls" svg:width="4.445cm" svg:height="0.449cm" svg:x="7.937cm" svg:y="3.002cm" draw:control="control7"/>
        <draw:control draw:style-name="gr1" draw:text-style-name="P3" draw:layer="controls" svg:width="2.223cm" svg:height="0.449cm" svg:x="7.937cm" svg:y="4.204cm" draw:control="control9"/>
        <draw:control draw:style-name="gr3" draw:text-style-name="P5" draw:layer="controls" svg:width="6.35cm" svg:height="1.946cm" svg:x="1.27cm" svg:y="3.451cm" draw:control="control4"/>
        <draw:control draw:style-name="gr3" draw:text-style-name="P5" draw:layer="controls" svg:width="8.89cm" svg:height="0.676cm" svg:x="7.937cm" svg:y="3.451cm" draw:control="control6"/>
        <draw:control draw:style-name="gr3" draw:text-style-name="P5" draw:layer="controls" svg:width="5.398cm" svg:height="0.746cm" svg:x="7.937cm" svg:y="4.651cm" draw:control="control8"/>
        <draw:control draw:style-name="gr3" draw:text-style-name="P5" draw:layer="controls" svg:width="6.668cm" svg:height="0.746cm" svg:x="13.652cm" svg:y="4.651cm" draw:control="control10"/>
        <draw:control draw:style-name="gr3" draw:text-style-name="P5" draw:layer="controls" svg:width="3.175cm" svg:height="0.676cm" svg:x="17.145cm" svg:y="3.451cm" draw:control="control11"/>
        <draw:control draw:style-name="gr1" draw:text-style-name="P3" draw:layer="controls" svg:width="2.223cm" svg:height="0.292cm" svg:x="13.652cm" svg:y="4.278cm" draw:control="control12"/>
        <draw:control draw:style-name="gr1" draw:text-style-name="P3" draw:layer="controls" svg:width="1.27cm" svg:height="0.449cm" svg:x="17.145cm" svg:y="3.002cm" draw:control="control13"/>
        <draw:control draw:style-name="gr1" draw:text-style-name="P6" draw:layer="controls" svg:width="4.762cm" svg:height="0.487cm" svg:x="1.27cm" svg:y="5.863cm" draw:control="control14"/>
        <draw:line draw:style-name="gr2" draw:text-style-name="P4" draw:layer="layout" svg:x1="1.27cm" svg:y1="5.715cm" svg:x2="20.32cm" svg:y2="5.715cm">
          <text:p/>
        </draw:line>
        <draw:frame draw:style-name="standard" draw:layer="layout" svg:width="9.225cm" svg:height="5.696cm" svg:x="1.245cm" svg:y="6.452cm">
          <table:table table:template-name="default" table:use-first-row-styles="true" table:use-last-row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<text:span text:style-name="T1">STORM WATER CONTRACT ADMINISTRATION</text:span></text:p>
              </table:table-cell>
              <table:covered-table-cell>
                <text:p text:style-name="P7"><text:span text:style-name="T2">No. of Findings</text:span></text:p>
              </table:covered-table-cell>
            </table:table-row>
            <table:table-row table:style-name="ro2" table:default-cell-style-name="ce2">
              <table:table-cell>
                <text:p text:style-name="P8"><text:span text:style-name="T1">CATEGORY</text:span></text:p>
              </table:table-cell>
              <table:table-cell>
                <text:p text:style-name="P8"><text:span text:style-name="T1">No. of Findings</text:span></text:p>
              </table:table-cell>
            </table:table-row>
            <table:table-row table:style-name="ro1">
              <table:table-cell table:style-name="ce3">
                <text:p text:style-name="P9"><text:span text:style-name="T1">Plans and Permits</text:span></text:p>
              </table:table-cell>
              <table:table-cell table:style-name="ce4">
                <text:p text:style-name="P10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Training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SMART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Active Treatment System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Monitoring and Reporting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Tahoe CGP Specific Requirement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>
              <table:table-cell table:style-name="ce5">
                <text:p text:style-name="P11"><text:span text:style-name="T1">TOTAL</text:span></text:p>
              </table:table-cell>
              <table:table-cell table:style-name="ce3">
                <text:p text:style-name="P9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245cm" svg:height="5.696cm" svg:x="11.074cm" svg:y="6.452cm">
          <table:table table:template-name="default" table:use-first-row-styles="true" table:use-last-row-styles="true">
            <table:table-column table:style-name="co3"/>
            <table:table-column table:style-name="co4"/>
            <table:table-row table:style-name="ro1">
              <table:table-cell table:style-name="ce2" table:number-columns-spanned="2">
                <text:p text:style-name="P8"><text:span text:style-name="T3">BEST MANAGEMENT PRACTICES (BMP)</text:span></text:p>
              </table:table-cell>
              <table:covered-table-cell table:style-name="ce6">
                <text:p text:style-name="P12"><text:span text:style-name="T4">No. of Findings</text:span></text:p>
              </table:covered-table-cell>
            </table:table-row>
            <table:table-row table:style-name="ro2" table:default-cell-style-name="ce6">
              <table:table-cell>
                <text:p text:style-name="P8"><text:span text:style-name="T3">CATEGORY</text:span></text:p>
              </table:table-cell>
              <table:table-cell>
                <text:p text:style-name="P8"><text:span text:style-name="T3">No. of Findings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Soil Stabilization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Sediment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Tracking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Wind Erosion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Non-Storm Water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Waste Management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>
              <table:table-cell table:style-name="ce5">
                <text:p text:style-name="P11"><text:span text:style-name="T3">TOTAL</text:span></text:p>
              </table:table-cell>
              <table:table-cell table:style-name="ce7">
                <text:p text:style-name="P9"><text:span text:style-name="T3">0</text:span></text:p>
              </table:table-cell>
            </table:table-row>
          </table:table>
          <draw:image xlink:href="Pictures/TablePreview2.svm" xlink:type="simple" xlink:show="embed" xlink:actuate="onLoad"/>
        </draw:frame>
        <draw:control draw:style-name="gr3" draw:text-style-name="P5" draw:layer="controls" svg:width="9.207cm" svg:height="0.633cm" svg:x="1.27cm" svg:y="13.654cm" draw:control="control15"/>
        <draw:line draw:style-name="gr2" draw:text-style-name="P4" draw:layer="layout" svg:x1="1.27cm" svg:y1="12.382cm" svg:x2="20.32cm" svg:y2="12.382cm">
          <text:p/>
        </draw:line>
        <draw:control draw:style-name="gr3" draw:text-style-name="P5" draw:layer="controls" svg:width="9.525cm" svg:height="0.634cm" svg:x="10.795cm" svg:y="13.652cm" draw:control="control16"/>
        <draw:control draw:style-name="gr1" draw:text-style-name="P3" draw:layer="controls" svg:width="2.222cm" svg:height="0.487cm" svg:x="1.27cm" svg:y="13.166cm" draw:control="control17"/>
        <draw:control draw:style-name="gr1" draw:text-style-name="P3" draw:layer="controls" svg:width="1.906cm" svg:height="0.487cm" svg:x="10.794cm" svg:y="13.165cm" draw:control="control18"/>
        <draw:control draw:style-name="gr1" draw:text-style-name="P6" draw:layer="controls" svg:width="2.54cm" svg:height="0.487cm" svg:x="1.27cm" svg:y="12.53cm" draw:control="control19"/>
        <draw:control draw:style-name="gr3" draw:text-style-name="P5" draw:layer="controls" svg:width="9.207cm" svg:height="0.633cm" svg:x="1.27cm" svg:y="14.922cm" draw:control="control20"/>
        <draw:control draw:style-name="gr3" draw:text-style-name="P5" draw:layer="controls" svg:width="9.525cm" svg:height="0.633cm" svg:x="10.795cm" svg:y="14.924cm" draw:control="control21"/>
        <draw:control draw:style-name="gr3" draw:text-style-name="P5" draw:layer="controls" svg:width="19.05cm" svg:height="0.633cm" svg:x="1.27cm" svg:y="16.192cm" draw:control="control22"/>
        <draw:control draw:style-name="gr1" draw:text-style-name="P3" draw:layer="controls" svg:width="3.175cm" svg:height="0.487cm" svg:x="1.27cm" svg:y="14.435cm" draw:control="control23"/>
        <draw:control draw:style-name="gr1" draw:text-style-name="P3" draw:layer="controls" svg:width="2.857cm" svg:height="0.487cm" svg:x="10.795cm" svg:y="14.435cm" draw:control="control24"/>
        <draw:control draw:style-name="gr1" draw:text-style-name="P3" draw:layer="controls" svg:width="2.857cm" svg:height="0.487cm" svg:x="1.27cm" svg:y="15.705cm" draw:control="control25"/>
        <draw:control draw:style-name="gr3" draw:text-style-name="P5" draw:layer="controls" svg:width="9.207cm" svg:height="0.633cm" svg:x="1.27cm" svg:y="17.462cm" draw:control="control26"/>
        <draw:control draw:style-name="gr3" draw:text-style-name="P5" draw:layer="controls" svg:width="9.525cm" svg:height="0.633cm" svg:x="10.795cm" svg:y="17.464cm" draw:control="control27"/>
        <draw:control draw:style-name="gr1" draw:text-style-name="P3" draw:layer="controls" svg:width="3.492cm" svg:height="0.487cm" svg:x="1.27cm" svg:y="16.975cm" draw:control="control28"/>
        <draw:control draw:style-name="gr1" draw:text-style-name="P3" draw:layer="controls" svg:width="6.032cm" svg:height="0.487cm" svg:x="10.795cm" svg:y="16.975cm" draw:control="control29"/>
        <draw:line draw:style-name="gr2" draw:text-style-name="P4" draw:layer="layout" svg:x1="1.27cm" svg:y1="18.414cm" svg:x2="20.002cm" svg:y2="18.414cm">
          <text:p/>
        </draw:line>
        <draw:control draw:style-name="gr1" draw:text-style-name="P6" draw:layer="controls" svg:width="2.857cm" svg:height="0.487cm" svg:x="1.27cm" svg:y="18.562cm" draw:control="control30"/>
        <draw:control draw:style-name="gr3" draw:text-style-name="P5" draw:layer="controls" svg:width="9.207cm" svg:height="0.633cm" svg:x="1.27cm" svg:y="19.539cm" draw:control="control31"/>
        <draw:control draw:style-name="gr3" draw:text-style-name="P5" draw:layer="controls" svg:width="9.525cm" svg:height="0.634cm" svg:x="10.795cm" svg:y="19.537cm" draw:control="control32"/>
        <draw:control draw:style-name="gr1" draw:text-style-name="P3" draw:layer="controls" svg:width="2.857cm" svg:height="0.487cm" svg:x="1.27cm" svg:y="19.051cm" draw:control="control33"/>
        <draw:control draw:style-name="gr1" draw:text-style-name="P3" draw:layer="controls" svg:width="4.446cm" svg:height="0.487cm" svg:x="10.794cm" svg:y="19.05cm" draw:control="control34"/>
        <draw:control draw:style-name="gr3" draw:text-style-name="P5" draw:layer="controls" svg:width="9.207cm" svg:height="0.633cm" svg:x="1.27cm" svg:y="20.807cm" draw:control="control35"/>
        <draw:control draw:style-name="gr3" draw:text-style-name="P5" draw:layer="controls" svg:width="9.525cm" svg:height="0.633cm" svg:x="10.795cm" svg:y="20.809cm" draw:control="control36"/>
        <draw:control draw:style-name="gr3" draw:text-style-name="P5" draw:layer="controls" svg:width="6.032cm" svg:height="0.633cm" svg:x="1.27cm" svg:y="22.077cm" draw:control="control37"/>
        <draw:control draw:style-name="gr1" draw:text-style-name="P3" draw:layer="controls" svg:width="3.492cm" svg:height="0.487cm" svg:x="1.27cm" svg:y="20.32cm" draw:control="control38"/>
        <draw:control draw:style-name="gr1" draw:text-style-name="P3" draw:layer="controls" svg:width="3.81cm" svg:height="0.487cm" svg:x="10.795cm" svg:y="20.32cm" draw:control="control39"/>
        <draw:control draw:style-name="gr1" draw:text-style-name="P3" draw:layer="controls" svg:width="5.397cm" svg:height="0.487cm" svg:x="1.27cm" svg:y="21.59cm" draw:control="control40"/>
        <draw:control draw:style-name="gr3" draw:text-style-name="P5" draw:layer="controls" svg:width="6.032cm" svg:height="0.633cm" svg:x="7.62cm" svg:y="22.079cm" draw:control="control41"/>
        <draw:control draw:style-name="gr3" draw:text-style-name="P5" draw:layer="controls" svg:width="6.35cm" svg:height="0.633cm" svg:x="13.97cm" svg:y="22.077cm" draw:control="control42"/>
        <draw:control draw:style-name="gr1" draw:text-style-name="P3" draw:layer="controls" svg:width="2.857cm" svg:height="0.487cm" svg:x="7.62cm" svg:y="21.59cm" draw:control="control43"/>
        <draw:control draw:style-name="gr1" draw:text-style-name="P3" draw:layer="controls" svg:width="2.857cm" svg:height="0.487cm" svg:x="13.97cm" svg:y="21.59cm" draw:control="control44"/>
        <draw:line draw:style-name="gr2" draw:text-style-name="P4" draw:layer="layout" svg:x1="1.286cm" svg:y1="22.959cm" svg:x2="20.336cm" svg:y2="22.959cm">
          <text:p/>
        </draw:line>
        <draw:control draw:style-name="gr1" draw:text-style-name="P6" draw:layer="controls" svg:width="3.175cm" svg:height="0.487cm" svg:x="1.27cm" svg:y="23.007cm" draw:control="control45"/>
        <draw:control draw:style-name="gr3" draw:text-style-name="P5" draw:layer="controls" svg:width="6.032cm" svg:height="0.633cm" svg:x="1.27cm" svg:y="23.981cm" draw:control="control46"/>
        <draw:control draw:style-name="gr1" draw:text-style-name="P3" draw:layer="controls" svg:width="2.54cm" svg:height="0.487cm" svg:x="1.27cm" svg:y="23.494cm" draw:control="control47"/>
        <draw:control draw:style-name="gr3" draw:text-style-name="P5" draw:layer="controls" svg:width="12.7cm" svg:height="0.633cm" svg:x="7.62cm" svg:y="23.983cm" draw:control="control48"/>
        <draw:control draw:style-name="gr1" draw:text-style-name="P3" draw:layer="controls" svg:width="2.54cm" svg:height="0.487cm" svg:x="7.62cm" svg:y="23.494cm" draw:control="control49"/>
        <draw:control draw:style-name="gr3" draw:text-style-name="P5" draw:layer="controls" svg:width="19.05cm" svg:height="1.417cm" svg:x="1.27cm" svg:y="25.253cm" draw:control="control50"/>
        <draw:control draw:style-name="gr1" draw:text-style-name="P3" draw:layer="controls" svg:width="13.97cm" svg:height="0.487cm" svg:x="1.27cm" svg:y="24.764cm" draw:control="control51"/>
        <draw:control draw:style-name="gr4" draw:text-style-name="P13" draw:layer="controls" svg:width="2.266cm" svg:height="0.599cm" svg:x="18.053cm" svg:y="7.95cm" draw:control="control52"/>
        <draw:control draw:style-name="gr4" draw:text-style-name="P13" draw:layer="controls" svg:width="2.265cm" svg:height="0.597cm" svg:x="18.054cm" svg:y="8.55cm" draw:control="control53"/>
        <draw:control draw:style-name="gr4" draw:text-style-name="P13" draw:layer="controls" svg:width="2.267cm" svg:height="0.596cm" svg:x="18.053cm" svg:y="9.15cm" draw:control="control54"/>
        <draw:control draw:style-name="gr4" draw:text-style-name="P13" draw:layer="controls" svg:width="2.264cm" svg:height="0.596cm" svg:x="18.054cm" svg:y="9.751cm" draw:control="control55"/>
        <draw:control draw:style-name="gr4" draw:text-style-name="P13" draw:layer="controls" svg:width="2.266cm" svg:height="0.597cm" svg:x="18.054cm" svg:y="10.351cm" draw:control="control56"/>
        <draw:control draw:style-name="gr4" draw:text-style-name="P13" draw:layer="controls" svg:width="2.264cm" svg:height="0.6cm" svg:x="18.053cm" svg:y="10.951cm" draw:control="control57"/>
        <draw:control draw:style-name="gr4" draw:text-style-name="P13" draw:layer="controls" svg:width="2.305cm" svg:height="0.596cm" svg:x="8.163cm" svg:y="7.951cm" draw:control="control58"/>
        <draw:control draw:style-name="gr4" draw:text-style-name="P13" draw:layer="controls" svg:width="2.305cm" svg:height="0.597cm" svg:x="8.163cm" svg:y="8.55cm" draw:control="control59"/>
        <draw:control draw:style-name="gr4" draw:text-style-name="P13" draw:layer="controls" svg:width="2.304cm" svg:height="0.599cm" svg:x="8.163cm" svg:y="9.15cm" draw:control="control60"/>
        <draw:control draw:style-name="gr4" draw:text-style-name="P13" draw:layer="controls" svg:width="2.304cm" svg:height="0.6cm" svg:x="8.164cm" svg:y="9.748cm" draw:control="control61"/>
        <draw:control draw:style-name="gr4" draw:text-style-name="P13" draw:layer="controls" svg:width="2.306cm" svg:height="0.594cm" svg:x="8.162cm" svg:y="10.35cm" draw:control="control62"/>
        <draw:control draw:style-name="gr4" draw:text-style-name="P13" draw:layer="controls" svg:width="2.304cm" svg:height="0.6cm" svg:x="8.164cm" svg:y="10.947cm" draw:control="control63"/>
        <draw:control draw:style-name="gr4" draw:text-style-name="P13" draw:layer="controls" svg:width="2.306cm" svg:height="0.597cm" svg:x="8.163cm" svg:y="11.55cm" draw:control="control64"/>
        <draw:control draw:style-name="gr4" draw:text-style-name="P13" draw:layer="controls" svg:width="2.268cm" svg:height="0.6cm" svg:x="18.052cm" svg:y="11.548cm" draw:control="control6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1T22:01:48.620000000</dc:date>
    <meta:editing-duration>PT18M13S</meta:editing-duration>
    <meta:editing-cycles>11</meta:editing-cycles>
    <meta:generator>LibreOffice/7.2.1.2$Windows_X86_64 LibreOffice_project/87b77fad49947c1441b67c559c339af8f3517e22</meta:generator>
    <meta:document-statistic meta:object-count="72"/>
  </office:meta>
</office:document-meta>
</file>